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49" officeooo:paragraph-rsid="0008a049"/>
    </style:style>
    <style:style style:name="T1" style:family="text">
      <style:text-properties officeooo:rsid="000a5ff5"/>
    </style:style>
    <style:style style:name="T2" style:family="text">
      <style:text-properties officeooo:rsid="000c4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st file <text:span text:style-name="T1">is new </text:span><text:span text:style-name="T2">on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17:19.071819038</meta:creation-date>
    <dc:date>2023-09-08T22:39:12.762675972</dc:date>
    <meta:editing-duration>PT9M24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1" meta:word-count="6" meta:character-count="24" meta:non-whitespace-character-count="19"/>
  </office:meta>
</office:document-meta>
</file>